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language="pt" fo:country="BR" officeooo:rsid="0009299d" officeooo:paragraph-rsid="00151dd3" style:font-size-asian="8.75pt" style:language-asian="en" style:country-asian="US" style:font-size-complex="10pt" style:language-complex="ar" style:country-complex="SA"/>
    </style:style>
    <style:style style:name="P2" style:family="paragraph" style:parent-style-name="Standard">
      <style:text-properties style:font-name="Arial1" fo:font-size="10pt" fo:language="pt" fo:country="BR" officeooo:rsid="0002f730" officeooo:paragraph-rsid="00151dd3" style:font-size-asian="8.75pt" style:language-asian="en" style:country-asian="US" style:font-size-complex="10pt" style:language-complex="ar" style:country-complex="SA"/>
    </style:style>
    <style:style style:name="P3" style:family="paragraph" style:parent-style-name="Standard">
      <style:text-properties style:font-name="Arial1" fo:font-size="10pt" fo:language="pt" fo:country="BR" officeooo:rsid="0004bc20" officeooo:paragraph-rsid="00151dd3" style:font-size-asian="8.75pt" style:language-asian="en" style:country-asian="US" style:font-size-complex="10pt" style:language-complex="ar" style:country-complex="SA"/>
    </style:style>
    <style:style style:name="P4" style:family="paragraph" style:parent-style-name="Standard">
      <style:text-properties style:font-name="Arial1" fo:font-size="10pt" fo:language="pt" fo:country="BR" officeooo:rsid="00069aaf" officeooo:paragraph-rsid="00151dd3" style:font-size-asian="8.75pt" style:language-asian="en" style:country-asian="US" style:font-size-complex="10pt" style:language-complex="ar" style:country-complex="SA"/>
    </style:style>
    <style:style style:name="P5" style:family="paragraph" style:parent-style-name="Standard">
      <style:text-properties style:font-name="Arial1" fo:font-size="10pt" fo:language="pt" fo:country="BR" officeooo:rsid="000861a8" officeooo:paragraph-rsid="00151dd3" style:font-size-asian="8.75pt" style:language-asian="en" style:country-asian="US" style:font-size-complex="10pt" style:language-complex="ar" style:country-complex="SA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</style:style>
    <style:style style:name="T1" style:family="text">
      <style:text-properties officeooo:rsid="0004bc20"/>
    </style:style>
    <style:style style:name="T2" style:family="text">
      <style:text-properties officeooo:rsid="00069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QUISITOS DE SOFTWARE (SRS)</text:p>
      <text:p text:style-name="P6"/>
      <text:p text:style-name="P6"/>
      <text:p text:style-name="P2">SRS – 0001: O sistema deve enviar e-mail para captação de clientes.</text:p>
      <text:p text:style-name="P2">SRS – 0002: O sistema deve registrar data e hora de visita do cliente.</text:p>
      <text:p text:style-name="P2">SRS – 0003: O sistema deve exibir número de pedido para o cliente.</text:p>
      <text:p text:style-name="P2">SRS – 0004: O sistema deve gerar nota fiscal após a confirmação de compra.</text:p>
      <text:p text:style-name="P2">SRS – 0005: O sistema deve emitir boleto com validade de 30 dias após a compra.</text:p>
      <text:p text:style-name="P2">SRS – 0006: O sistema deve <text:span text:style-name="T1">cancelar a nota caso cliente não pague.</text:span></text:p>
      <text:p text:style-name="P3">SRS – 0007: O sistema deve cancelar o boleto após a data de vencimento.</text:p>
      <text:p text:style-name="P3">SRS – 0008: O sistema deve permitir o cancelamento do pedido.</text:p>
      <text:p text:style-name="P3">SRS – 0009: O sistema deve permitir o registro de devolução do pedido.</text:p>
      <text:p text:style-name="P3">SRS – 0010: O sistema deve permitir o registro de estorno do pedido.</text:p>
      <text:p text:style-name="P3">SRS – 0011: O sistema deve permitir o registro de reclamações do cliente.</text:p>
      <text:p text:style-name="P3">SRS – 0012: O sistema deve enviar e-mail informando que a reclamação do cliente foi recebida.</text:p>
      <text:p text:style-name="P3">SRS – 0013: O sistema deve emitir alerta quando o estoque estiver baixo.</text:p>
      <text:p text:style-name="P3">SRS – 0014: O sistema deve avisar quando o estoque do cliente estiver baixo.</text:p>
      <text:p text:style-name="P3">SRS – 0015: O sistema deve <text:span text:style-name="T2">registrar adição ao estoque.</text:span></text:p>
      <text:p text:style-name="P4">SRS – 0016: O sistema deve registrar subtração ao estoque.</text:p>
      <text:p text:style-name="P5">SRS – 0017: O sistema deve calcular o preço final da compra do cliente de acordo com peso e quantidade.</text:p>
      <text:p text:style-name="P5">SRS – 0018: O sistema deve permitir cadastro de clientes.</text:p>
      <text:p text:style-name="P5">SRS – 0019: O sistema deve permitir acesso somente e apenas a clientes cadastrados.</text:p>
      <text:p text:style-name="P5">SRS – 0020: O sistema deve permitir o cancelamento de cadastro de clientes.</text:p>
      <text:p text:style-name="P5">SRS – 0021: O sistema deve permitir a alteração de dados dos clientes cadastrados.</text:p>
      <text:p text:style-name="P5">SRS – 0022: O sistema deve permitir a redefinição de senha quando solicitado pelo cliente.</text:p>
      <text:p text:style-name="P5">SRS – 0023: O sistema deve permitir a alteração da senha do cliente pelo administrador do sistema.</text:p>
      <text:p text:style-name="P1">SRS – 0024: O sistema deve permitir a adição de produtos a cesta de compras.</text:p>
      <text:p text:style-name="P1">SRS – 0025: O sistema deve permitir a remoção de produtos a cesta de compras.</text:p>
      <text:p text:style-name="P1">SRS – 0026: O sistema deve permitir a alteração de quantidade de produtos na cesta de comp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21:35:16.058000000</meta:creation-date>
    <dc:date>2020-11-13T21:37:03.826000000</dc:date>
    <meta:editing-duration>PT1M48S</meta:editing-duration>
    <meta:editing-cycles>1</meta:editing-cycles>
    <meta:document-statistic meta:table-count="0" meta:image-count="0" meta:object-count="0" meta:page-count="1" meta:paragraph-count="27" meta:word-count="337" meta:character-count="1981" meta:non-whitespace-character-count="1645"/>
    <meta:generator>LibreOffice/7.0.3.1$Windows_X86_64 LibreOffice_project/d7547858d014d4cf69878db179d326fc3483e082</meta:generator>
  </office:meta>
</office:document-meta>
</file>